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484cm" fo:margin-left="0.116cm" table:align="left"/>
    </style:style>
    <style:style style:name="Table1.A" style:family="table-column">
      <style:table-column-properties style:column-width="4.89cm"/>
    </style:style>
    <style:style style:name="Table1.B" style:family="table-column">
      <style:table-column-properties style:column-width="12.594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weight="bold" officeooo:paragraph-rsid="00009dec" style:font-weight-asian="bold" style:font-weight-complex="bold"/>
    </style:style>
    <style:style style:name="P2" style:family="paragraph" style:parent-style-name="Standard">
      <style:text-properties fo:font-weight="bold" officeooo:paragraph-rsid="00030a8f" style:font-weight-asian="bold" style:font-weight-complex="bold"/>
    </style:style>
    <style:style style:name="P3" style:family="paragraph" style:parent-style-name="Standard">
      <style:text-properties fo:font-weight="bold" officeooo:paragraph-rsid="00047ef3" style:font-weight-asian="bold" style:font-weight-complex="bold"/>
    </style:style>
    <style:style style:name="P4" style:family="paragraph" style:parent-style-name="Standard">
      <style:text-properties fo:font-weight="bold" officeooo:paragraph-rsid="00063e73" style:font-weight-asian="bold" style:font-weight-complex="bold"/>
    </style:style>
    <style:style style:name="P5" style:family="paragraph" style:parent-style-name="Standard">
      <style:text-properties fo:font-weight="bold" officeooo:paragraph-rsid="0009b52b" style:font-weight-asian="bold" style:font-weight-complex="bold"/>
    </style:style>
    <style:style style:name="P6" style:family="paragraph" style:parent-style-name="Standard">
      <style:text-properties fo:font-weight="bold" officeooo:rsid="00207e5f" officeooo:paragraph-rsid="00207e5f" style:font-weight-asian="bold" style:font-weight-complex="bold"/>
    </style:style>
    <style:style style:name="P7" style:family="paragraph" style:parent-style-name="Standard">
      <style:text-properties fo:font-weight="bold" officeooo:rsid="002169fb" officeooo:paragraph-rsid="002169fb" style:font-weight-asian="bold" style:font-weight-complex="bold"/>
    </style:style>
    <style:style style:name="P8" style:family="paragraph" style:parent-style-name="Standard">
      <style:text-properties fo:font-weight="bold" officeooo:rsid="00228ec2" officeooo:paragraph-rsid="00228ec2" style:font-weight-asian="bold" style:font-weight-complex="bold"/>
    </style:style>
    <style:style style:name="P9" style:family="paragraph" style:parent-style-name="Standard">
      <style:text-properties officeooo:paragraph-rsid="00009dec"/>
    </style:style>
    <style:style style:name="P10" style:family="paragraph" style:parent-style-name="Standard">
      <style:text-properties officeooo:paragraph-rsid="0001d101"/>
    </style:style>
    <style:style style:name="P11" style:family="paragraph" style:parent-style-name="Standard">
      <style:text-properties officeooo:paragraph-rsid="0007ff1e"/>
    </style:style>
    <style:style style:name="P12" style:family="paragraph" style:parent-style-name="Standard">
      <style:text-properties officeooo:paragraph-rsid="00087276"/>
    </style:style>
    <style:style style:name="P13" style:family="paragraph" style:parent-style-name="Standard">
      <style:text-properties officeooo:paragraph-rsid="0009b52b"/>
    </style:style>
    <style:style style:name="P14" style:family="paragraph" style:parent-style-name="Standard">
      <style:text-properties officeooo:paragraph-rsid="000abdb1"/>
    </style:style>
    <style:style style:name="P15" style:family="paragraph" style:parent-style-name="Standard">
      <style:text-properties officeooo:paragraph-rsid="000b257b"/>
    </style:style>
    <style:style style:name="P16" style:family="paragraph" style:parent-style-name="Standard">
      <style:text-properties officeooo:paragraph-rsid="000ce76d"/>
    </style:style>
    <style:style style:name="P17" style:family="paragraph" style:parent-style-name="Standard">
      <style:text-properties officeooo:paragraph-rsid="000ed5ca"/>
    </style:style>
    <style:style style:name="P18" style:family="paragraph" style:parent-style-name="Standard">
      <style:text-properties officeooo:paragraph-rsid="00127f1f"/>
    </style:style>
    <style:style style:name="P19" style:family="paragraph" style:parent-style-name="Standard">
      <style:text-properties officeooo:paragraph-rsid="001626dc"/>
    </style:style>
    <style:style style:name="P20" style:family="paragraph" style:parent-style-name="Standard">
      <style:text-properties fo:font-size="10pt" fo:font-weight="bold" officeooo:paragraph-rsid="00009dec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officeooo:paragraph-rsid="00009dec" style:font-size-asian="10pt" style:font-size-complex="10pt"/>
    </style:style>
    <style:style style:name="P22" style:family="paragraph" style:parent-style-name="Standard">
      <style:text-properties officeooo:paragraph-rsid="001ed93e"/>
    </style:style>
    <style:style style:name="P23" style:family="paragraph" style:parent-style-name="Standard">
      <style:text-properties officeooo:paragraph-rsid="00228ec2"/>
    </style:style>
    <style:style style:name="P24" style:family="paragraph" style:parent-style-name="Standard">
      <style:text-properties officeooo:rsid="00228ec2" officeooo:paragraph-rsid="00228ec2"/>
    </style:style>
    <style:style style:name="P25" style:family="paragraph" style:parent-style-name="Text_20_body">
      <style:paragraph-properties fo:text-align="center" style:justify-single-word="false"/>
      <style:text-properties officeooo:paragraph-rsid="0010f3ce"/>
    </style:style>
    <style:style style:name="P26" style:family="paragraph" style:parent-style-name="Text_20_body">
      <style:paragraph-properties fo:text-align="center" style:justify-single-word="false"/>
      <style:text-properties fo:font-size="20pt" officeooo:paragraph-rsid="0010f3ce" style:font-size-asian="20pt" style:font-size-complex="20pt"/>
    </style:style>
    <style:style style:name="P27" style:family="paragraph" style:parent-style-name="Text_20_body">
      <style:paragraph-properties fo:text-align="start" style:justify-single-word="false"/>
      <style:text-properties officeooo:paragraph-rsid="0022901d"/>
    </style:style>
    <style:style style:name="P28" style:family="paragraph" style:parent-style-name="Standard">
      <style:text-properties officeooo:paragraph-rsid="0029d8a1"/>
    </style:style>
    <style:style style:name="T1" style:family="text">
      <style:text-properties officeooo:rsid="00009dec"/>
    </style:style>
    <style:style style:name="T2" style:family="text">
      <style:text-properties officeooo:rsid="0007ff1e"/>
    </style:style>
    <style:style style:name="T3" style:family="text">
      <style:text-properties officeooo:rsid="00087276"/>
    </style:style>
    <style:style style:name="T4" style:family="text">
      <style:text-properties officeooo:rsid="0009b52b"/>
    </style:style>
    <style:style style:name="T5" style:family="text">
      <style:text-properties officeooo:rsid="000ed5ca"/>
    </style:style>
    <style:style style:name="T6" style:family="text">
      <style:text-properties fo:font-size="14pt" fo:font-weight="bold" officeooo:rsid="000f72c8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0f3ce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28f364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b68b5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c3711" style:font-size-asian="14pt" style:font-weight-asian="bold" style:font-size-complex="14pt" style:font-weight-complex="bold"/>
    </style:style>
    <style:style style:name="T11" style:family="text">
      <style:text-properties officeooo:rsid="00127f1f"/>
    </style:style>
    <style:style style:name="T12" style:family="text">
      <style:text-properties officeooo:rsid="001626dc"/>
    </style:style>
    <style:style style:name="T13" style:family="text">
      <style:text-properties fo:font-variant="normal" fo:text-transform="none" fo:color="#000000" loext:opacity="100%" style:font-name="Arial" fo:letter-spacing="normal" fo:font-style="normal"/>
    </style:style>
    <style:style style:name="T14" style:family="text">
      <style:text-properties fo:font-variant="normal" fo:text-transform="none" fo:color="#000000" loext:opacity="100%" style:font-name="Arial" fo:letter-spacing="normal" fo:font-style="normal" fo:font-weight="normal"/>
    </style:style>
    <style:style style:name="T15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16" style:family="text">
      <style:text-properties officeooo:rsid="001e69a8"/>
    </style:style>
    <style:style style:name="T17" style:family="text">
      <style:text-properties officeooo:rsid="002169fb"/>
    </style:style>
    <style:style style:name="T18" style:family="text">
      <style:text-properties officeooo:rsid="00228ec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0f3ce" style:font-weight-asian="bold" style:font-weight-complex="bold"/>
    </style:style>
    <style:style style:name="T21" style:family="text">
      <style:text-properties fo:font-weight="bold" officeooo:rsid="0022901d" style:font-weight-asian="bold" style:font-weight-complex="bold"/>
    </style:style>
    <style:style style:name="T22" style:family="text">
      <style:text-properties fo:font-weight="bold" officeooo:rsid="0024d138" style:font-weight-asian="bold" style:font-weight-complex="bold"/>
    </style:style>
    <style:style style:name="T23" style:family="text">
      <style:text-properties fo:font-size="10pt" fo:font-weight="bold" officeooo:rsid="0022901d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251f26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256079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26e26d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28117d" style:font-size-asian="10pt" style:font-weight-asian="bold" style:font-size-complex="10pt" style:font-weight-complex="bold"/>
    </style:style>
    <style:style style:name="T28" style:family="text">
      <style:text-properties officeooo:rsid="0029d8a1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9d8a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0">TinySA Serial Port </text:span><text:span text:style-name="T21">Interface </text:span><text:span text:style-name="T20">Command</text:span><text:span text:style-name="T22">s</text:span><text:span text:style-name="T20"> </text:span><text:span text:style-name="T22">Overview</text:span></text:p>
      <text:p text:style-name="P25"><text:span text:style-name="T6">Revision </text:span><text:span text:style-name="T9">5</text:span><text:span text:style-name="T8">,</text:span><text:span text:style-name="T6"> </text:span><text:span text:style-name="T7">TimeStamp</text:span><text:span text:style-name="T6">: 202</text:span><text:span text:style-name="T8">30</text:span><text:span text:style-name="T6">1</text:span><text:span text:style-name="T8">0</text:span><text:span text:style-name="T10">8</text:span></text:p>
      <text:p text:style-name="P27"><text:span text:style-name="T23">Note: </text:span><text:span text:style-name="T24">This unofficial listing is only </text:span><text:span text:style-name="T27">a guideline that</text:span><text:span text:style-name="T24"> provide</text:span><text:span text:style-name="T27">s </text:span><text:span text:style-name="T24">a </text:span><text:span text:style-name="T27">majority </text:span><text:span text:style-name="T26">summary</text:span><text:span text:style-name="T24"> of the command set </text:span><text:span text:style-name="T25">and is a work-in-progress</text:span><text:span text:style-name="T24">. There are additional commands supported by the firmware that are not described here. </text:span></text:p>
      <table:table table:name="Table1" table:style-name="Table1">
        <table:table-column table:style-name="Table1.A"/>
        <table:table-column table:style-name="Table1.B"/>
        <table:table-row table:style-name="TableLine94273542354400">
          <table:table-cell table:style-name="Table1.A1" office:value-type="string">
            <text:p text:style-name="P20"><text:span text:style-name="T13">actual_freq</text:span> </text:p>
          </table:table-cell>
          <table:table-cell table:style-name="Table1.B1" office:value-type="string">
            <text:p text:style-name="P21"><text:span text:style-name="T14">sets or dump the frequency correction set by CORRECT FREQUENCY menu</text:span> </text:p>
            <text:p text:style-name="P21"><text:span text:style-name="T14"><text:s text:c="5"/>usage: actual_freq [{frequency}]</text:span> </text:p>
          </table:table-cell>
        </table:table-row>
        <table:table-row table:style-name="TableLine94273542388400">
          <table:table-cell table:style-name="Table1.A2" office:value-type="string">
            <text:p text:style-name="P1">attenuate</text:p>
          </table:table-cell>
          <table:table-cell table:style-name="Table1.B2" office:value-type="string">
            <text:p text:style-name="P9">sets the internal attenuation to automatic or a specific value</text:p>
            <text:p text:style-name="P9"><text:s text:c="4"/>usage: attenuate [auto|0-31]</text:p>
          </table:table-cell>
        </table:table-row>
        <table:table-row table:style-name="TableLine94273542600816">
          <table:table-cell table:style-name="Table1.A2" office:value-type="string">
            <text:p text:style-name="P1">bulk</text:p>
          </table:table-cell>
          <table:table-cell table:style-name="Table1.B2" office:value-type="string">
            <text:p text:style-name="P9">send by tinySA when in auto refresh mode</text:p>
            <text:p text:style-name="P9"><text:s text:c="4"/>format: "bulk\r\n{X}{Y}{Width}{Height}{Pixeldata}\r\n"</text:p>
            <text:p text:style-name="P9"><text:s text:c="3"/>where all numbers are binary coded 2 bytes little endian.</text:p>
            <text:p text:style-name="P9"><text:s text:c="3"/>The Pixeldata <text:span text:style-name="T1">i</text:span>s encoded as 2 bytes per pixel</text:p>
          </table:table-cell>
        </table:table-row>
        <table:table-row table:style-name="TableLine94273542601360">
          <table:table-cell table:style-name="Table1.A2" office:value-type="string">
            <text:p text:style-name="P1">calc</text:p>
          </table:table-cell>
          <table:table-cell table:style-name="Table1.B2" office:value-type="string">
            <text:p text:style-name="P9">sets or cancels one of the measurement modes</text:p>
            <text:p text:style-name="P9"><text:s text:c="5"/>usage: calc off|minh|maxh|maxd|aver4|aver16|quasip</text:p>
            <text:p text:style-name="P9">the commands are the same as those listed in the MEASURE menu</text:p>
          </table:table-cell>
        </table:table-row>
        <table:table-row table:style-name="TableLine94273542602016">
          <table:table-cell table:style-name="Table1.A2" office:value-type="string">
            <text:p text:style-name="P1">caloutput</text:p>
          </table:table-cell>
          <table:table-cell table:style-name="Table1.B2" office:value-type="string">
            <text:p text:style-name="P10">disables or sets the caloutput to a specified frequency in MHz</text:p>
            <text:p text:style-name="P10"><text:span text:style-name="T2"><text:s text:c="5"/>u</text:span>sage: caloutput off|30|15|10|4|3|2|1</text:p>
          </table:table-cell>
        </table:table-row>
        <table:table-row table:style-name="TableLine94273542602752">
          <table:table-cell table:style-name="Table1.A2" office:value-type="string">
            <text:p text:style-name="P2">capture</text:p>
          </table:table-cell>
          <table:table-cell table:style-name="Table1.B2" office:value-type="string">
            <text:p text:style-name="P11">requests a screen dump to be send in binary format of 320x240 pixels of each 2 bytes</text:p>
          </table:table-cell>
        </table:table-row>
        <table:table-row table:style-name="TableLine94273542603520">
          <table:table-cell table:style-name="Table1.A2" office:value-type="string">
            <text:p text:style-name="P2">clearconfig</text:p>
          </table:table-cell>
          <table:table-cell table:style-name="Table1.B2" office:value-type="string">
            <text:p text:style-name="P11">resets the configuration data to factory defaults usage: clearconfig 1234</text:p>
          </table:table-cell>
        </table:table-row>
        <table:table-row table:style-name="TableLine94273542604336">
          <table:table-cell table:style-name="Table1.A2" office:value-type="string">
            <text:p text:style-name="P2">color</text:p>
          </table:table-cell>
          <table:table-cell table:style-name="Table1.B2" office:value-type="string">
            <text:p text:style-name="P11">sets or dumps the colors used </text:p>
            <text:p text:style-name="P11"><text:s text:c="5"/>usage: color [{id} {rgb24}]</text:p>
          </table:table-cell>
        </table:table-row>
        <table:table-row table:style-name="TableLine94273542605152">
          <table:table-cell table:style-name="Table1.A2" office:value-type="string">
            <text:p text:style-name="P2">correction</text:p>
          </table:table-cell>
          <table:table-cell table:style-name="Table1.B2" office:value-type="string">
            <text:p text:style-name="P11">sets or dumps the frequency level correction table </text:p>
            <text:p text:style-name="P11"><text:s text:c="5"/>usage: correction [0..9 {frequency} {level}]</text:p>
          </table:table-cell>
        </table:table-row>
        <table:table-row table:style-name="TableLine94273542606160">
          <table:table-cell table:style-name="Table1.A2" office:value-type="string">
            <text:p text:style-name="P2">dac</text:p>
          </table:table-cell>
          <table:table-cell table:style-name="Table1.B2" office:value-type="string">
            <text:p text:style-name="P11">sets or dumps the dac value</text:p>
            <text:p text:style-name="P11">usage: dac [0..4095]</text:p>
          </table:table-cell>
        </table:table-row>
        <table:table-row table:style-name="TableLine94273542606976">
          <table:table-cell table:style-name="Table1.A2" office:value-type="string">
            <text:p text:style-name="P2">data</text:p>
          </table:table-cell>
          <table:table-cell table:style-name="Table1.B2" office:value-type="string">
            <text:p text:style-name="P11">dumps the trace data</text:p>
            <text:p text:style-name="P11"><text:s text:c="7"/>usage: data 0..2</text:p>
            <text:p text:style-name="P11"><text:s text:c="7"/>0=temp value, 1=stored trace, 2=measurement</text:p>
          </table:table-cell>
        </table:table-row>
        <table:table-row table:style-name="TableLine94273542607792">
          <table:table-cell table:style-name="Table1.A2" office:value-type="string">
            <text:p text:style-name="P2">deviceid</text:p>
          </table:table-cell>
          <table:table-cell table:style-name="Table1.B2" office:value-type="string">
            <text:p text:style-name="P11">sets of dumps a user settable number that can be use to identify a specific tinySA</text:p>
            <text:p text:style-name="P11"><text:s text:c="8"/>usage: deviceid [{number}]</text:p>
          </table:table-cell>
        </table:table-row>
        <table:table-row table:style-name="TableLine94273542608640">
          <table:table-cell table:style-name="Table1.A2" office:value-type="string">
            <text:p text:style-name="P5">ext_gain</text:p>
          </table:table-cell>
          <table:table-cell table:style-name="Table1.B2" office:value-type="string">
            <text:p text:style-name="P13"><text:span text:style-name="T4">s</text:span>ets the external attenuation/amplification</text:p>
            <text:p text:style-name="P19"><text:s text:c="6"/>usage: ext_gain -100..100</text:p>
            <text:p text:style-name="P13"><text:tab/>Works in both input and output mode</text:p>
          </table:table-cell>
        </table:table-row>
        <table:table-row table:style-name="TableLine94273542609488">
          <table:table-cell table:style-name="Table1.A2" office:value-type="string">
            <text:p text:style-name="P2">fill</text:p>
          </table:table-cell>
          <table:table-cell table:style-name="Table1.B2" office:value-type="string">
            <text:p text:style-name="P11">send by tinySA when in auto refresh mode</text:p>
            <text:p text:style-name="P11"><text:tab/>format: "fill\r\n{X}{Y}{Width}{Height}{Color}\r\n"</text:p>
            <text:p text:style-name="P11"><text:tab/>where all numbers are binary coded 2 bytes little endian.</text:p>
          </table:table-cell>
        </table:table-row>
        <table:table-row table:style-name="TableLine94273542610336">
          <table:table-cell table:style-name="Table1.A2" office:value-type="string">
            <text:p text:style-name="P2">freq</text:p>
          </table:table-cell>
          <table:table-cell table:style-name="Table1.B2" office:value-type="string">
            <text:p text:style-name="P11">pauses the sweep and sets the measurement frequency</text:p>
            <text:p text:style-name="P19"><text:s text:c="6"/>usage: freq {frequency}</text:p>
          </table:table-cell>
        </table:table-row>
        <table:table-row table:style-name="TableLine94273542611184">
          <table:table-cell table:style-name="Table1.A2" office:value-type="string">
            <text:p text:style-name="P2">frequencies</text:p>
          </table:table-cell>
          <table:table-cell table:style-name="Table1.B2" office:value-type="string">
            <text:p text:style-name="P11">dumps the frequencies used by the last sweep </text:p>
            <text:p text:style-name="P19"><text:s text:c="7"/>usage: frequencies</text:p>
            <text:p text:style-name="P19"/>
          </table:table-cell>
        </table:table-row>
        <text:soft-page-break/>
        <table:table-row table:style-name="TableLine94273542612032">
          <table:table-cell table:style-name="Table1.A2" office:value-type="string">
            <text:p text:style-name="P2">if</text:p>
          </table:table-cell>
          <table:table-cell table:style-name="Table1.B2" office:value-type="string">
            <text:p text:style-name="P11">sets the IF to automatic or a specific value</text:p>
            <text:p text:style-name="P19"><text:s text:c="6"/>usage: if ( 0 | 433M..435M )</text:p>
            <text:p text:style-name="P11"><text:tab/>where 0 means automatic</text:p>
          </table:table-cell>
        </table:table-row>
        <table:table-row table:style-name="TableLine94273542612880">
          <table:table-cell table:style-name="Table1.A2" office:value-type="string">
            <text:p text:style-name="P2">info</text:p>
          </table:table-cell>
          <table:table-cell table:style-name="Table1.B2" office:value-type="string">
            <text:p text:style-name="P11">displays various SW and HW information</text:p>
          </table:table-cell>
        </table:table-row>
        <table:table-row table:style-name="TableLine94273542613728">
          <table:table-cell table:style-name="Table1.A2" office:value-type="string">
            <text:p text:style-name="P2">help</text:p>
          </table:table-cell>
          <table:table-cell table:style-name="Table1.B2" office:value-type="string">
            <text:p text:style-name="P11">dumps a list of the available commands</text:p>
          </table:table-cell>
        </table:table-row>
        <table:table-row table:style-name="TableLine94273542614576">
          <table:table-cell table:style-name="Table1.A2" office:value-type="string">
            <text:p text:style-name="P2">hop (Ultra only)</text:p>
          </table:table-cell>
          <table:table-cell table:style-name="Table1.B2" office:value-type="string">
            <text:p text:style-name="P11">measures the input level at each of the requested frequencies</text:p>
            <text:p text:style-name="P19"><text:s text:c="6"/>usage: hop {start(Hz)} {stop(Hz)} {step(Hz) | points} [outmask]</text:p>
            <text:p text:style-name="P28">If the 3rd parameter is below 450 it is assumed to be points, <text:span text:style-name="T3">otherwise</text:span> as step frequency.</text:p>
            <text:p text:style-name="P28"><text:span text:style-name="T30">o</text:span><text:span text:style-name="T29">utmask is a binary OR of<text:line-break/>1=frequencies, 2=measured data, 4=stored data and points</text:span></text:p>
          </table:table-cell>
        </table:table-row>
        <table:table-row table:style-name="TableLine94273542616272">
          <table:table-cell table:style-name="Table1.A2" office:value-type="string">
            <text:p text:style-name="P2">level</text:p>
          </table:table-cell>
          <table:table-cell table:style-name="Table1.B2" office:value-type="string">
            <text:p text:style-name="P13"><text:tab/>sets the output level</text:p>
            <text:p text:style-name="P13"><text:tab/>usage: level -76..13</text:p>
            <text:p text:style-name="P13"><text:tab/>Not all values in the range are available</text:p>
          </table:table-cell>
        </table:table-row>
        <table:table-row table:style-name="TableLine94273542617120">
          <table:table-cell table:style-name="Table1.A2" office:value-type="string">
            <text:p text:style-name="P2">levelchange</text:p>
          </table:table-cell>
          <table:table-cell table:style-name="Table1.B2" office:value-type="string">
            <text:p text:style-name="P13">sets the output level delta for low output mode level sweep</text:p>
            <text:p text:style-name="P19"><text:s text:c="6"/>usage: levelchange -70..+70</text:p>
          </table:table-cell>
        </table:table-row>
        <table:table-row table:style-name="TableLine94273542617968">
          <table:table-cell table:style-name="Table1.A2" office:value-type="string">
            <text:p text:style-name="P2">leveloffset</text:p>
          </table:table-cell>
          <table:table-cell table:style-name="Table1.B2" office:value-type="string">
            <text:p text:style-name="P13">sets or dumps the level calibration data</text:p>
            <text:p text:style-name="P19"><text:s text:c="6"/>usage: leveloffset low|high|switch [output] {error}</text:p>
            <text:p text:style-name="P19"><text:s text:c="6"/>For the output corrections first ensure correct output levels at maximum output level. For the low output set the output to -50dBm and measure and correct the level with "leveloffset switch error" where</text:p>
            <text:p text:style-name="P22">For all output leveloffset commands measure the level with the leveloffset to zero and calculate. </text:p>
            <text:p text:style-name="P22">error = measured level - specified level</text:p>
          </table:table-cell>
        </table:table-row>
        <table:table-row table:style-name="TableLine94273542618816">
          <table:table-cell table:style-name="Table1.A2" office:value-type="string">
            <text:p text:style-name="P2">load</text:p>
          </table:table-cell>
          <table:table-cell table:style-name="Table1.B2" office:value-type="string">
            <text:p text:style-name="P13">loads a previously stored preset</text:p>
            <text:p text:style-name="P19"><text:s text:c="6"/>usage: load 0..4</text:p>
            <text:p text:style-name="P13"><text:tab/>where 0 is the startup preset</text:p>
          </table:table-cell>
        </table:table-row>
        <table:table-row table:style-name="TableLine94273542619664">
          <table:table-cell table:style-name="Table1.A2" office:value-type="string">
            <text:p text:style-name="P2">marker</text:p>
          </table:table-cell>
          <table:table-cell table:style-name="Table1.B2" office:value-type="string">
            <text:p text:style-name="P13">sets or dumps marker info</text:p>
            <text:p text:style-name="P19"><text:s text:c="6"/>usage: marker {id} on|off|peak|{freq}|{index}</text:p>
            <text:p text:style-name="P13"><text:tab/>where id=1..4 index=0..num_points-1</text:p>
            <text:p text:style-name="P13"><text:tab/>M<text:span text:style-name="T16">a</text:span>rker levels will use the selected unit</text:p>
            <text:p text:style-name="P13"><text:tab/>Marker peak will activate the marker (if not done already), position the marker on the strongest <text:tab/>signal and display the marker info</text:p>
            <text:p text:style-name="P13"><text:tab/>The frequency must be within the selected sweep range</text:p>
          </table:table-cell>
        </table:table-row>
        <table:table-row table:style-name="TableLine94273542620512">
          <table:table-cell table:style-name="Table1.A2" office:value-type="string">
            <text:p text:style-name="P2">mode</text:p>
          </table:table-cell>
          <table:table-cell table:style-name="Table1.B2" office:value-type="string">
            <text:p text:style-name="P13">sets the mode of the tinySA</text:p>
            <text:p text:style-name="P19"><text:s text:c="6"/>usage: mode low|high input|output</text:p>
          </table:table-cell>
        </table:table-row>
        <table:table-row table:style-name="TableLine94273542621360">
          <table:table-cell table:style-name="Table1.A2" office:value-type="string">
            <text:p text:style-name="P3">modulation</text:p>
          </table:table-cell>
          <table:table-cell table:style-name="Table1.B2" office:value-type="string">
            <text:p text:style-name="P13">sets the modulation in output mode</text:p>
            <text:p text:style-name="P19"><text:s text:c="6"/>usage: modulation off|AM_1kHz|AM_10Hz|NFM|WFM|extern </text:p>
          </table:table-cell>
        </table:table-row>
        <table:table-row table:style-name="TableLine94273542622208">
          <table:table-cell table:style-name="Table1.A2" office:value-type="string">
            <text:p text:style-name="P3">output</text:p>
          </table:table-cell>
          <table:table-cell table:style-name="Table1.B2" office:value-type="string">
            <text:p text:style-name="P14">sets the output on or off</text:p>
            <text:p text:style-name="P19"><text:s text:c="6"/>usage: output on|off</text:p>
          </table:table-cell>
        </table:table-row>
        <table:table-row table:style-name="TableLine94273542623056">
          <table:table-cell table:style-name="Table1.A2" office:value-type="string">
            <text:p text:style-name="P3">pause</text:p>
          </table:table-cell>
          <table:table-cell table:style-name="Table1.B2" office:value-type="string">
            <text:p text:style-name="P14">pauses the sweeping in either input or output mode</text:p>
            <text:p text:style-name="P19"><text:s text:c="6"/>usage: pause</text:p>
          </table:table-cell>
        </table:table-row>
        <table:table-row table:style-name="TableLine94273542623904">
          <table:table-cell table:style-name="Table1.A2" office:value-type="string">
            <text:p text:style-name="P3">rbw</text:p>
          </table:table-cell>
          <table:table-cell table:style-name="Table1.B2" office:value-type="string">
            <text:p text:style-name="P14">sets the rbw to either automatic or a specific value</text:p>
            <text:p text:style-name="P19"><text:s text:c="6"/>usage: rbw auto|3..600</text:p>
            <text:p text:style-name="P14"><text:tab/>the number specifies the target rbw in kHz</text:p>
          </table:table-cell>
        </table:table-row>
        <table:table-row table:style-name="TableLine94273542624752">
          <table:table-cell table:style-name="Table1.A2" office:value-type="string">
            <text:p text:style-name="P3">recall</text:p>
          </table:table-cell>
          <table:table-cell table:style-name="Table1.B2" office:value-type="string">
            <text:p text:style-name="P14">same as load</text:p>
          </table:table-cell>
        </table:table-row>
        <text:soft-page-break/>
        <table:table-row table:style-name="TableLine94273542625600">
          <table:table-cell table:style-name="Table1.A2" office:value-type="string">
            <text:p text:style-name="P3">refresh</text:p>
          </table:table-cell>
          <table:table-cell table:style-name="Table1.B2" office:value-type="string">
            <text:p text:style-name="P14">enables/disables the auto refresh mode</text:p>
            <text:p text:style-name="P19"><text:s text:c="6"/><text:span text:style-name="T12">u</text:span>sage refresh on|off</text:p>
            <text:p text:style-name="P19"/>
          </table:table-cell>
        </table:table-row>
        <table:table-row table:style-name="TableLine94273542605888">
          <table:table-cell table:style-name="Table1.A2" office:value-type="string">
            <text:p text:style-name="P3">release</text:p>
          </table:table-cell>
          <table:table-cell table:style-name="Table1.B2" office:value-type="string">
            <text:p text:style-name="P14">signals a removal of the touch</text:p>
            <text:p text:style-name="P19"><text:s text:c="6"/>usage: release</text:p>
          </table:table-cell>
        </table:table-row>
        <table:table-row table:style-name="TableLine94273542627024">
          <table:table-cell table:style-name="Table1.A2" office:value-type="string">
            <text:p text:style-name="P4">reset</text:p>
          </table:table-cell>
          <table:table-cell table:style-name="Table1.B2" office:value-type="string">
            <text:p text:style-name="P14">resets the tinySA</text:p>
            <text:p text:style-name="P19"><text:s text:c="6"/>usage: reset</text:p>
          </table:table-cell>
        </table:table-row>
        <table:table-row table:style-name="TableLine94273542627872">
          <table:table-cell table:style-name="Table1.A2" office:value-type="string">
            <text:p text:style-name="P4">resume</text:p>
          </table:table-cell>
          <table:table-cell table:style-name="Table1.B2" office:value-type="string">
            <text:p text:style-name="P14">resumes the sweeping in either input or output mode</text:p>
            <text:p text:style-name="P19"><text:s text:c="6"/>usage: resume</text:p>
          </table:table-cell>
        </table:table-row>
        <table:table-row table:style-name="TableLine94273542628720">
          <table:table-cell table:style-name="Table1.A2" office:value-type="string">
            <text:p text:style-name="P4">save</text:p>
          </table:table-cell>
          <table:table-cell table:style-name="Table1.B2" office:value-type="string">
            <text:p text:style-name="P15">saves the current setting to a preset</text:p>
            <text:p text:style-name="P19"><text:s text:c="6"/>usage: save 0..4</text:p>
            <text:p text:style-name="P15"><text:tab/>where 0 is the startup preset</text:p>
          </table:table-cell>
        </table:table-row>
        <table:table-row table:style-name="TableLine94273542629568">
          <table:table-cell table:style-name="Table1.A2" office:value-type="string">
            <text:p text:style-name="P4">saveconfig</text:p>
          </table:table-cell>
          <table:table-cell table:style-name="Table1.B2" office:value-type="string">
            <text:p text:style-name="P15">saves the device configuration data</text:p>
            <text:p text:style-name="P19"><text:s text:c="6"/>usage: saveconfig</text:p>
          </table:table-cell>
        </table:table-row>
        <table:table-row table:style-name="TableLine94273542630416">
          <table:table-cell table:style-name="Table1.A2" office:value-type="string">
            <text:p text:style-name="P4">scan</text:p>
          </table:table-cell>
          <table:table-cell table:style-name="Table1.B2" office:value-type="string">
            <text:p text:style-name="P15">performs a scan and optionally outputs the measured data</text:p>
            <text:p text:style-name="P19"><text:s text:c="6"/>usage: scan {start(Hz)} {stop(Hz)} [points] [outmask]</text:p>
            <text:p text:style-name="P15"><text:tab/>where the outmask is a binary OR of 1=frequencies, 2=measured data, 4=stored data and points</text:p>
          </table:table-cell>
        </table:table-row>
        <table:table-row table:style-name="TableLine94273542631264">
          <table:table-cell table:style-name="Table1.A2" office:value-type="string">
            <text:p text:style-name="P4">scanraw</text:p>
          </table:table-cell>
          <table:table-cell table:style-name="Table1.B2" office:value-type="string">
            <text:p text:style-name="P15">performs a scan of unlimited amount of points and send the data in binary form <text:tab/></text:p>
            <text:p text:style-name="P19"><text:s text:c="7"/>usage: scanraw {start(Hz)} {stop(Hz)} [points]</text:p>
            <text:p text:style-name="P15"><text:tab/>The measured data is the level in dBm and is send as '{' ('x' MSB <text:s/>LSB)*points '}'. To get the dBm level from the 16 bit data, divide by 32 and subtract 128.</text:p>
          </table:table-cell>
        </table:table-row>
        <table:table-row table:style-name="TableLine94273542632112">
          <table:table-cell table:style-name="Table1.A2" office:value-type="string">
            <text:p text:style-name="P4">selftest</text:p>
          </table:table-cell>
          <table:table-cell table:style-name="Table1.B2" office:value-type="string">
            <text:p text:style-name="P16">performs one or all selftests</text:p>
            <text:p text:style-name="P19"><text:s text:c="6"/>usage: selftest 0 0..9</text:p>
          </table:table-cell>
        </table:table-row>
        <table:table-row table:style-name="TableLine94273542632960">
          <table:table-cell table:style-name="Table1.A2" office:value-type="string">
            <text:p text:style-name="P4">spur</text:p>
          </table:table-cell>
          <table:table-cell table:style-name="Table1.B2" office:value-type="string">
            <text:p text:style-name="P16">enables or disables spur reduction</text:p>
            <text:p text:style-name="P19"><text:s text:c="6"/>usage: spur on|off</text:p>
          </table:table-cell>
        </table:table-row>
        <table:table-row table:style-name="TableLine94273542633808">
          <table:table-cell table:style-name="Table1.A2" office:value-type="string">
            <text:p text:style-name="P7">status</text:p>
          </table:table-cell>
          <table:table-cell table:style-name="Table1.B2" office:value-type="string">
            <text:p text:style-name="P17"><text:s text:c="6"/><text:span text:style-name="T17">Usage: reports paused or resumed</text:span></text:p>
          </table:table-cell>
        </table:table-row>
        <table:table-row table:style-name="TableLine94273542634656">
          <table:table-cell table:style-name="Table1.A2" office:value-type="string">
            <text:p text:style-name="P4">sweep</text:p>
          </table:table-cell>
          <table:table-cell table:style-name="Table1.B2" office:value-type="string">
            <text:p text:style-name="P17">set sweep boundaries or execute a sweep</text:p>
            <text:p text:style-name="P19"><text:s text:c="6"/>usage: sweep [ ( start|stop|center|span|cw {frequency} ) | ( {start(Hz)} {stop(Hz)} [0..290] ) ]</text:p>
            <text:p text:style-name="P17"><text:span text:style-name="T5">S</text:span>weep without arguments lists the current sweep settings, the frequencies specified should be within the permissible range. The sweep commands apply both to input and output modes</text:p>
          </table:table-cell>
        </table:table-row>
        <table:table-row table:style-name="TableLine94273542635504">
          <table:table-cell table:style-name="Table1.A2" office:value-type="string">
            <text:p text:style-name="P4">sweeptime</text:p>
          </table:table-cell>
          <table:table-cell table:style-name="Table1.B2" office:value-type="string">
            <text:p text:style-name="P17">sets the sweeptime</text:p>
            <text:p text:style-name="P19"><text:s text:c="6"/>usage: sweep {time(Seconds)}the time specified may end in a letter where m=mili and u=micro </text:p>
          </table:table-cell>
        </table:table-row>
        <table:table-row table:style-name="TableLine94273542636352">
          <table:table-cell table:style-name="Table1.A2" office:value-type="string">
            <text:p text:style-name="P6">sweep_voltage</text:p>
          </table:table-cell>
          <table:table-cell table:style-name="Table1.B2" office:value-type="string">
            <text:p text:style-name="P17"><text:s text:c="7"/><text:span text:style-name="T17">usage: </text:span><text:span text:style-name="T15">sweep_voltage {value(0-3.3)}</text:span> </text:p>
          </table:table-cell>
        </table:table-row>
        <table:table-row table:style-name="TableLine94273542637200">
          <table:table-cell table:style-name="Table1.A2" office:value-type="string">
            <text:p text:style-name="P4">threads</text:p>
          </table:table-cell>
          <table:table-cell table:style-name="Table1.B2" office:value-type="string">
            <text:p text:style-name="P17">lists information of the threads in the tinySA</text:p>
          </table:table-cell>
        </table:table-row>
        <table:table-row table:style-name="TableLine94273542638048">
          <table:table-cell table:style-name="Table1.A2" office:value-type="string">
            <text:p text:style-name="P4">touch</text:p>
          </table:table-cell>
          <table:table-cell table:style-name="Table1.B2" office:value-type="string">
            <text:p text:style-name="P17">sends the coordinates of a touch</text:p>
            <text:p text:style-name="P17">usage: touch {X coordinate} {Y coordinate}</text:p>
            <text:p text:style-name="P17">The upper left corner of the screen is "0 0"</text:p>
          </table:table-cell>
        </table:table-row>
        <table:table-row table:style-name="TableLine94273542638896">
          <table:table-cell table:style-name="Table1.A2" office:value-type="string">
            <text:p text:style-name="P4">touchcal</text:p>
          </table:table-cell>
          <table:table-cell table:style-name="Table1.B2" office:value-type="string">
            <text:p text:style-name="P17">starts the touch calibration</text:p>
          </table:table-cell>
        </table:table-row>
        <table:table-row table:style-name="TableLine94273542639744">
          <table:table-cell table:style-name="Table1.A2" office:value-type="string">
            <text:p text:style-name="P4">touchtest</text:p>
          </table:table-cell>
          <table:table-cell table:style-name="Table1.B2" office:value-type="string">
            <text:p text:style-name="P17">starts the touch test</text:p>
          </table:table-cell>
        </table:table-row>
        <text:soft-page-break/>
        <table:table-row table:style-name="TableLine94273542640592">
          <table:table-cell table:style-name="Table1.A2" office:value-type="string">
            <text:p text:style-name="P4">trace</text:p>
          </table:table-cell>
          <table:table-cell table:style-name="Table1.B2" office:value-type="string">
            <text:p text:style-name="P17">displays all or one trace information or sets trace related information</text:p>
            <text:p text:style-name="P19"><text:s text:c="6"/>usage: trace [ {0..2} | dBm|dBmV|dBuV|V|W |store|clear|subtract | (scale|reflevel) auto|{level}</text:p>
            <text:p text:style-name="P19"/>
            <text:p text:style-name="P19"/>
          </table:table-cell>
        </table:table-row>
        <table:table-row table:style-name="TableLine94273542641440">
          <table:table-cell table:style-name="Table1.A2" office:value-type="string">
            <text:p text:style-name="P4">trigger</text:p>
          </table:table-cell>
          <table:table-cell table:style-name="Table1.B2" office:value-type="string">
            <text:p text:style-name="P17">sets the trigger type or level</text:p>
            <text:p text:style-name="P19"><text:s text:c="6"/>usage: trigger auto|normal|single|{level(dBm)}</text:p>
            <text:p text:style-name="P17"><text:tab/>the trigger level is always set in dBm</text:p>
          </table:table-cell>
        </table:table-row>
        <table:table-row table:style-name="TableLine94273542642288">
          <table:table-cell table:style-name="Table1.A2" office:value-type="string">
            <text:p text:style-name="P8">usart_cfg</text:p>
          </table:table-cell>
          <table:table-cell table:style-name="Table1.B2" office:value-type="string">
            <text:p text:style-name="P24">Reports port baud rate (default 115,200)</text:p>
          </table:table-cell>
        </table:table-row>
        <table:table-row table:style-name="TableLine94273542643136">
          <table:table-cell table:style-name="Table1.A2" office:value-type="string">
            <text:p text:style-name="P4">vbat</text:p>
          </table:table-cell>
          <table:table-cell table:style-name="Table1.B2" office:value-type="string">
            <text:p text:style-name="P17">displays the battery voltage</text:p>
          </table:table-cell>
        </table:table-row>
        <table:table-row table:style-name="TableLine94273542643984">
          <table:table-cell table:style-name="Table1.A2" office:value-type="string">
            <text:p text:style-name="P4">vbat_offset</text:p>
          </table:table-cell>
          <table:table-cell table:style-name="Table1.B2" office:value-type="string">
            <text:p text:style-name="P17">displays or sets the battery offset value</text:p>
            <text:p text:style-name="P19"><text:s text:c="6"/>usage: vbat_offset [{0..4095}]</text:p>
          </table:table-cell>
        </table:table-row>
        <table:table-row table:style-name="TableLine94273542644832">
          <table:table-cell table:style-name="Table1.A2" office:value-type="string">
            <text:p text:style-name="P4">version</text:p>
          </table:table-cell>
          <table:table-cell table:style-name="Table1.B2" office:value-type="string">
            <text:p text:style-name="P17"><text:tab/>displays the version text</text:p>
          </table:table-cell>
        </table:table-row>
        <table:table-row table:style-name="TableLine94273542645680">
          <table:table-cell table:style-name="Table1.A2" office:value-type="string">
            <text:p text:style-name="P7">zero</text:p>
          </table:table-cell>
          <table:table-cell table:style-name="Table1.B2" office:value-type="string">
            <text:p text:style-name="P23"><text:s/><text:span text:style-name="T18">Reports zero reference level</text:span></text:p>
            <text:p text:style-name="P23"><text:span text:style-name="T15"><text:s text:c="7"/>usage: zero {level}</text:span> </text:p>
          </table:table-cell>
        </table:table-row>
        <table:table-row table:style-name="TableLine94273542646528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8"><text:span text:style-name="T11">Command list</text:span> last modified on <text:span text:style-name="T28">January 8</text:span>, 202<text:span text:style-name="T28">3</text:span></text:p>
          </table:table-cell>
        </table:table-row>
        <table:table-row table:style-name="TableLine9427354264737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4822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4907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499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50768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5161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5246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5526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5611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5696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57808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5865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5950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6035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6120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62048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6289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6374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6459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6544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66288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67136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  <table:table-row table:style-name="TableLine94273542667984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8:16:44.439000000</meta:creation-date>
    <dc:date>2023-01-09T12:03:25.464311576</dc:date>
    <meta:editing-duration>PT19H43M48S</meta:editing-duration>
    <meta:editing-cycles>29</meta:editing-cycles>
    <meta:generator>LibreOffice/7.0.4.2$Linux_X86_64 LibreOffice_project/00$Build-2</meta:generator>
    <meta:document-statistic meta:table-count="1" meta:image-count="0" meta:object-count="0" meta:page-count="4" meta:paragraph-count="184" meta:word-count="987" meta:character-count="6538" meta:non-whitespace-character-count="5437"/>
  </office:meta>
</office:document-meta>
</file>